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rsid="003e2723" officeooo:paragraph-rsid="003e272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4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officeooo:rsid="003f035b" officeooo:paragraph-rsid="003f035b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fo:color="#666666" fo:language="en" fo:country="US"/>
    </style:style>
    <style:style style:name="P19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3e272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15%" style:writing-mode="lr-tb"/>
      <style:text-properties fo:language="en" fo:country="US"/>
    </style:style>
    <style:style style:name="P24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8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9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3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3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40b2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40b2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0b255" officeooo:paragraph-rsid="0040b2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027ff"/>
    </style:style>
    <style:style style:name="T30" style:family="text">
      <style:text-properties officeooo:rsid="00227052"/>
    </style:style>
    <style:style style:name="T31" style:family="text">
      <style:text-properties officeooo:rsid="002332e6"/>
    </style:style>
    <style:style style:name="T32" style:family="text">
      <style:text-properties officeooo:rsid="00244007"/>
    </style:style>
    <style:style style:name="T33" style:family="text">
      <style:text-properties officeooo:rsid="00257c2a"/>
    </style:style>
    <style:style style:name="T34" style:family="text">
      <style:text-properties officeooo:rsid="002924a0"/>
    </style:style>
    <style:style style:name="T35" style:family="text">
      <style:text-properties officeooo:rsid="003893d1"/>
    </style:style>
    <style:style style:name="T36" style:family="text">
      <style:text-properties officeooo:rsid="003f035b"/>
    </style:style>
    <style:style style:name="T37" style:family="text">
      <style:text-properties officeooo:rsid="0040b255"/>
    </style:style>
    <style:style style:name="T38" style:family="text">
      <style:text-properties officeooo:rsid="00420f80"/>
    </style:style>
    <style:style style:name="T39" style:family="text">
      <style:text-properties officeooo:rsid="00421bda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6.5 Instance Name Field" form:control-implementation="ooo:com.sun.star.form.component.TextField" xml:id="control1" form:id="control1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2" form:id="control2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3" form:id="control3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4" form:id="control4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6" form:id="control6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7" form:id="control7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8" form:id="control8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9" form:id="control9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0" form:id="control10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1" form:id="control11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2" form:id="control12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3" form:id="control13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4" form:id="control14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5" form:id="control15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6" form:id="control16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7" form:id="control17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8" form:id="control18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19" form:id="control19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0" form:id="control20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1" form:id="control21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22" form:id="control22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23" form:id="control23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24" form:id="control24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25" form:id="control25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26" form:id="control26" form:tab-index="17" form:current-value="Boot from snapsho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27" form:id="control27" form:tab-index="19" form:current-value="res_os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28" form:id="control28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29" form:id="control29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hecklist: Launching your Drupal Instance in the Cloud</text:p>
      <text:p text:style-name="P20"/>
      <text:p text:style-name="P17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2"><draw:control text:anchor-type="as-char" draw:z-index="4" draw:style-name="gr2" draw:text-style-name="P36" svg:width="0.466cm" svg:height="0.563cm" draw:control="control5"/></text:p>
          </table:table-cell>
          <table:table-cell table:style-name="Table1.B2" office:value-type="string">
            <text:p text:style-name="P10"><text:span text:style-name="T22">In a web browser navigate to </text:span><text:span text:style-name="T27">the Dashboard home </text:span><text:span text:style-name="T16">(</text:span><text:a xlink:type="simple" xlink:href="https://dashboard.rc.nectar.org.au/" text:style-name="Internet_20_link" text:visited-style-name="Visited_20_Internet_20_Link">https://dashboard.rc.nectar.org.au</text:a><text:span text:style-name="T16">)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28" draw:style-name="gr2" draw:text-style-name="P36" svg:width="0.466cm" svg:height="0.563cm" draw:control="control28"/></text:p>
          </table:table-cell>
          <table:table-cell table:style-name="Table1.B3" office:value-type="string">
            <text:p text:style-name="P32">Select the “<text:span text:style-name="T37">Images</text:span>” menu item (<text:a xlink:type="simple" xlink:href="https://dashboard.rc.nectar.org.au/project/images/" text:style-name="Internet_20_link" text:visited-style-name="Visited_20_Internet_20_Link"><text:span text:style-name="T37">https://dashboard.rc.nectar.org.au/project/images/</text:span></text:a><text:span text:style-name="T37">)</text:span></text:p>
          </table:table-cell>
        </table:table-row>
        <table:table-row>
          <table:table-cell table:style-name="Table1.A5" office:value-type="string">
            <text:p text:style-name="P33"><draw:control text:anchor-type="as-char" draw:z-index="29" draw:style-name="gr2" draw:text-style-name="P36" svg:width="0.466cm" svg:height="0.563cm" draw:control="control29"/></text:p>
          </table:table-cell>
          <table:table-cell table:style-name="Table1.B5" office:value-type="string">
            <text:p text:style-name="P34">Find the image named “<text:span text:style-name="T28">res_os_drupal7</text:span>”</text:p>
          </table:table-cell>
        </table:table-row>
        <table:table-row>
          <table:table-cell table:style-name="Table1.A5" office:value-type="string">
            <text:p text:style-name="P2"><draw:control text:anchor-type="as-char" draw:z-index="5" draw:style-name="gr2" draw:text-style-name="P36" svg:width="0.466cm" svg:height="0.563cm" draw:control="control6"/></text:p>
          </table:table-cell>
          <table:table-cell table:style-name="Table1.B5" office:value-type="string">
            <text:p text:style-name="P1">Press the “Launch Instance” button <text:span text:style-name="T38">next to it</text:span></text:p>
          </table:table-cell>
        </table:table-row>
        <table:table-row>
          <table:table-cell table:style-name="Table1.A6" office:value-type="string">
            <text:p text:style-name="P2"><draw:control text:anchor-type="as-char" draw:z-index="6" draw:style-name="gr2" draw:text-style-name="P36" svg:width="0.466cm" svg:height="0.563cm" draw:control="control7"/></text:p>
          </table:table-cell>
          <table:table-cell table:style-name="Table1.B6" office:value-type="string">
            <text:p text:style-name="P4">A dialogue titled “Launch Instance” is shown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draw:control text:anchor-type="as-char" draw:z-index="12" draw:style-name="gr2" draw:text-style-name="P36" svg:width="0.466cm" svg:height="0.563cm" draw:control="control13"/></text:p>
          </table:table-cell>
          <table:table-cell table:style-name="Table2.B1" office:value-type="string">
            <text:p text:style-name="P7"><text:span text:style-name="T31">Go to the “D</text:span>etails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7" draw:style-name="gr2" draw:text-style-name="P36" svg:width="0.466cm" svg:height="0.563cm" draw:control="control8"/></text:p>
          </table:table-cell>
          <table:table-cell table:style-name="Table2.B2" office:value-type="string">
            <text:p text:style-name="P5">Enter a meaningful name in the Instance Name fiel<text:span text:style-name="T31">d, e.g.: “DrupalCMS”</text:span></text:p>
            <text:p text:style-name="P26">The name you entered was: <draw:control text:anchor-type="as-char" svg:y="-0.443cm" draw:z-index="0" draw:style-name="gr1" draw:text-style-name="P35" svg:width="10.999cm" svg:height="0.703cm" draw:control="control1"/></text:p>
          </table:table-cell>
        </table:table-row>
        <table:table-row>
          <table:table-cell table:style-name="Table2.A1" office:value-type="string">
            <text:p text:style-name="P2"><draw:control text:anchor-type="as-char" draw:z-index="8" draw:style-name="gr2" draw:text-style-name="P36" svg:width="0.466cm" svg:height="0.563cm" draw:control="control9"/></text:p>
          </table:table-cell>
          <table:table-cell table:style-name="Table2.B3" office:value-type="string">
            <text:p text:style-name="P12"><text:span text:style-name="T17">The Flavor is: </text:span><text:span text:style-name="T21"><draw:control text:anchor-type="as-char" svg:y="-0.443cm" draw:z-index="24" draw:style-name="gr1" draw:text-style-name="P36" svg:width="10.999cm" svg:height="0.703cm" draw:control="control24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9" draw:style-name="gr2" draw:text-style-name="P36" svg:width="0.466cm" svg:height="0.563cm" draw:control="control10"/></text:p>
          </table:table-cell>
          <table:table-cell table:style-name="Table2.B4" office:value-type="string">
            <text:p text:style-name="P12"><text:span text:style-name="T17">The Instance Count is: </text:span><text:span text:style-name="T19"><draw:control text:anchor-type="as-char" svg:y="-0.443cm" draw:z-index="25" draw:style-name="gr1" draw:text-style-name="P36" svg:width="9.619cm" svg:height="0.703cm" draw:control="control25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0" draw:style-name="gr2" draw:text-style-name="P36" svg:width="0.466cm" svg:height="0.563cm" draw:control="control11"/></text:p>
          </table:table-cell>
          <table:table-cell table:style-name="Table2.B5" office:value-type="string">
            <text:p text:style-name="P13"><text:span text:style-name="T17">The Instance Boot Source is: </text:span><text:span text:style-name="T19"><draw:control text:anchor-type="as-char" svg:y="-0.443cm" draw:z-index="26" draw:style-name="gr1" draw:text-style-name="P36" svg:width="8.654cm" svg:height="0.703cm" draw:control="control26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1" draw:style-name="gr2" draw:text-style-name="P36" svg:width="0.466cm" svg:height="0.563cm" draw:control="control12"/></text:p>
          </table:table-cell>
          <table:table-cell table:style-name="Table2.B6" office:value-type="string">
            <text:p text:style-name="P13"><text:span text:style-name="T17">The Image Name is</text:span><text:span text:style-name="T18">:</text:span><text:span text:style-name="T17"> </text:span><text:span text:style-name="T20"><draw:control text:anchor-type="as-char" svg:y="-0.443cm" draw:z-index="27" draw:style-name="gr1" draw:text-style-name="P36" svg:width="8.654cm" svg:height="0.703cm" draw:control="control27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3" draw:style-name="gr2" draw:text-style-name="P36" svg:width="0.466cm" svg:height="0.563cm" draw:control="control14"/></text:p>
          </table:table-cell>
          <table:table-cell table:style-name="Table2.B1" office:value-type="string">
            <text:p text:style-name="P7"><text:span text:style-name="T31">Go to the “</text:span>Access &amp; Security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15" draw:style-name="gr2" draw:text-style-name="P36" svg:width="0.466cm" svg:height="0.563cm" draw:control="control16"/></text:p>
          </table:table-cell>
          <table:table-cell table:style-name="Table2.B8" office:value-type="string">
            <text:p text:style-name="P5">Select a key pair to ssh into this instance with <text:span text:style-name="T34">(the one you have just created would be good)</text:span></text:p>
            <text:p text:style-name="P25"><text:span text:style-name="T32">T</text:span>he <text:span text:style-name="T32">key pair</text:span> you <text:span text:style-name="T32">selected</text:span> was: <draw:control text:anchor-type="as-char" svg:y="-0.443cm" draw:z-index="1" draw:style-name="gr1" draw:text-style-name="P35" svg:width="10.999cm" svg:height="0.703cm" draw:control="control2"/></text:p>
          </table:table-cell>
        </table:table-row>
        <table:table-row>
          <table:table-cell table:style-name="Table2.A1" office:value-type="string">
            <text:p text:style-name="P2"><draw:control text:anchor-type="as-char" draw:z-index="16" draw:style-name="gr2" draw:text-style-name="P36" svg:width="0.466cm" svg:height="0.563cm" draw:control="control17"/></text:p>
          </table:table-cell>
          <table:table-cell table:style-name="Table2.B9" office:value-type="string">
            <text:p text:style-name="P5">Selected appropriate security groups for this instance (must allow ingress on ports 80 and 22 – <text:span text:style-name="T35">the one you have just created would be good</text:span>)</text:p>
            <text:p text:style-name="P24">The security group<text:span text:style-name="T39">(</text:span>s<text:span text:style-name="T39">)</text:span> you selected were:</text:p>
            <text:p text:style-name="P25"><draw:control text:anchor-type="as-char" svg:y="-0.443cm" draw:z-index="2" draw:style-name="gr1" draw:text-style-name="P35" svg:width="15.848cm" svg:height="0.703cm" draw:control="control3"/></text:p>
          </table:table-cell>
        </table:table-row>
        <table:table-row>
          <table:table-cell table:style-name="Table2.A1" office:value-type="string">
            <text:p text:style-name="P2"><draw:control text:anchor-type="as-char" draw:z-index="14" draw:style-name="gr2" draw:text-style-name="P36" svg:width="0.466cm" svg:height="0.563cm" draw:control="control15"/></text:p>
          </table:table-cell>
          <table:table-cell table:style-name="Table2.B1" office:value-type="string">
            <text:p text:style-name="P7"><text:span text:style-name="T33">Go to the “</text:span>Availability Zone” <text:span text:style-name="T33">tab</text:span>:</text:p>
          </table:table-cell>
        </table:table-row>
        <table:table-row>
          <table:table-cell table:style-name="Table2.A1" office:value-type="string">
            <text:p text:style-name="P2"><draw:control text:anchor-type="as-char" draw:z-index="17" draw:style-name="gr2" draw:text-style-name="P36" svg:width="0.466cm" svg:height="0.563cm" draw:control="control18"/></text:p>
          </table:table-cell>
          <table:table-cell table:style-name="Table2.B11" office:value-type="string">
            <text:p text:style-name="P11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8" draw:style-name="gr2" draw:text-style-name="P36" svg:width="0.466cm" svg:height="0.563cm" draw:control="control19"/></text:p>
          </table:table-cell>
          <table:table-cell table:style-name="Table2.B1" office:value-type="string">
            <text:p text:style-name="P8">Create <text:span text:style-name="T39">your</text:span> computer on the cloud:</text:p>
          </table:table-cell>
        </table:table-row>
        <table:table-row>
          <table:table-cell table:style-name="Table2.A1" office:value-type="string">
            <text:p text:style-name="P2"><draw:control text:anchor-type="as-char" draw:z-index="19" draw:style-name="gr2" draw:text-style-name="P36" svg:width="0.466cm" svg:height="0.563cm" draw:control="control20"/></text:p>
          </table:table-cell>
          <table:table-cell table:style-name="Table2.B13" office:value-type="string">
            <text:p text:style-name="P19">Press the “Launch” button…</text:p>
          </table:table-cell>
        </table:table-row>
      </table:table>
      <text:p text:style-name="P29"/>
      <text:p text:style-name="P27">Once launched (Status is <text:span text:style-name="T28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7"><text:span text:style-name="T34">On the Instances “</text:span>Overview” tab:</text:p>
          </table:table-cell>
        </table:table-row>
        <table:table-row>
          <table:table-cell table:style-name="Table3.A2" office:value-type="string">
            <text:p text:style-name="P2"><draw:control text:anchor-type="as-char" draw:z-index="20" draw:style-name="gr2" draw:text-style-name="P36" svg:width="0.466cm" svg:height="0.563cm" draw:control="control21"/></text:p>
          </table:table-cell>
          <table:table-cell table:style-name="Table3.B2" office:value-type="string">
            <text:p text:style-name="P5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2"><draw:control text:anchor-type="as-char" draw:z-index="21" draw:style-name="gr2" draw:text-style-name="P36" svg:width="0.466cm" svg:height="0.563cm" draw:control="control22"/></text:p>
          </table:table-cell>
          <table:table-cell table:style-name="Table3.B3" office:value-type="string">
            <text:p text:style-name="P5">The IP address for the instance is: <draw:control text:anchor-type="as-char" svg:y="-0.443cm" draw:z-index="3" draw:style-name="gr1" draw:text-style-name="P35" svg:width="6.504cm" svg:height="0.703cm" draw:control="control4"/></text:p>
          </table:table-cell>
        </table:table-row>
      </table:table>
      <text:p text:style-name="P28">Build a url to place in your browser by prepending “http://”<text:span text:style-name="T29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7">URL works:</text:p>
          </table:table-cell>
        </table:table-row>
        <table:table-row>
          <table:table-cell table:style-name="Table4.A2" office:value-type="string">
            <text:p text:style-name="P2"><draw:control text:anchor-type="as-char" draw:z-index="22" draw:style-name="gr2" draw:text-style-name="P36" svg:width="0.466cm" svg:height="0.563cm" draw:control="control23"/></text:p>
          </table:table-cell>
          <table:table-cell table:style-name="Table4.B2" office:value-type="string">
            <text:p text:style-name="P9"><text:span text:style-name="T22">When visiting the constructed URL (along the lines of “</text:span><text:span text:style-name="T5">http://144.6.255.19</text:span><text:span text:style-name="T6">8</text:span><text:span text:style-name="T22">”) </text:span><text:span text:style-name="T23">a web page</text:span><text:span text:style-name="T24"> opens in your browser, </text:span><text:span text:style-name="T25">and shows a photograph of the </text:span><text:span text:style-name="T26">R</text:span><text:span text:style-name="T25">esearch </text:span><text:span text:style-name="T26">K</text:span><text:span text:style-name="T25">at.</text:span></text:p>
          </table:table-cell>
        </table:table-row>
      </table:table>
      <text:p text:style-name="P22"/>
      <text:p text:style-name="P23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23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7</meta:editing-cycles>
    <dc:date>2016-01-21T16:33:17.728216000</dc:date>
    <meta:editing-duration>PT1H11M28S</meta:editing-duration>
    <dc:creator>Martin Paulo</dc:creator>
    <meta:document-statistic meta:table-count="4" meta:image-count="1" meta:object-count="0" meta:page-count="1" meta:paragraph-count="55" meta:word-count="307" meta:character-count="1911" meta:non-whitespace-character-count="1623"/>
  </office:meta>
</office:document-meta>
</file>